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Radis Sans" svg:font-family="'Radis Sans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FreeSans1" fo:font-size="12pt" officeooo:rsid="0007a16d" officeooo:paragraph-rsid="0007a16d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FreeSans1" fo:font-size="12pt" officeooo:rsid="00432286" officeooo:paragraph-rsid="00475c21" style:font-name-asian="Droid Sans Fallback" style:font-size-asian="12pt" style:font-name-complex="FreeSans2" style:font-size-complex="12pt"/>
    </style:style>
    <style:style style:name="P3" style:family="paragraph" style:parent-style-name="Standard">
      <style:paragraph-properties fo:line-height="1.75cm" fo:text-align="start" style:justify-single-word="false"/>
      <style:text-properties style:font-name="FreeSans1" officeooo:rsid="002c6acd" officeooo:paragraph-rsid="00432822"/>
    </style:style>
    <style:style style:name="P4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486b33" style:font-size-asian="6pt" style:font-size-complex="6pt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7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4f3b2"/>
    </style:style>
    <style:style style:name="P8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5bb93"/>
    </style:style>
    <style:style style:name="P9" style:family="paragraph" style:parent-style-name="Standard">
      <style:text-properties style:font-name="BetecknaLowerCase1" officeooo:rsid="001290e9" officeooo:paragraph-rsid="0044f3b2"/>
    </style:style>
    <style:style style:name="P10" style:family="paragraph" style:parent-style-name="Text_20_body">
      <style:paragraph-properties fo:text-align="end" style:justify-single-word="false"/>
      <style:text-properties officeooo:paragraph-rsid="00432822"/>
    </style:style>
    <style:style style:name="P11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486b33" style:font-size-asian="6pt" style:font-size-complex="6pt"/>
    </style:style>
    <style:style style:name="P12" style:family="paragraph">
      <style:text-properties style:font-name="Radis Sans" fo:font-size="88pt" style:font-size-asian="88pt" style:font-size-complex="88pt"/>
    </style:style>
    <style:style style:name="P13" style:family="paragraph">
      <style:text-properties style:font-name="FreeSans1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officeooo:rsid="00176610"/>
    </style:style>
    <style:style style:name="T4" style:family="text">
      <style:text-properties style:use-window-font-color="true" fo:font-size="10pt" officeooo:rsid="003de84d" style:font-size-asian="10pt" style:font-size-complex="10pt"/>
    </style:style>
    <style:style style:name="T5" style:family="text">
      <style:text-properties style:use-window-font-color="true" style:font-name="Radis Sans" fo:font-size="88pt" officeooo:rsid="00432822" style:font-size-asian="88pt" style:font-size-complex="88pt"/>
    </style:style>
    <style:style style:name="T6" style:family="text">
      <style:text-properties style:use-window-font-color="true" style:font-name="Radis Sans" fo:font-size="6pt" officeooo:rsid="00432822" style:font-size-asian="6pt" style:font-size-complex="6pt"/>
    </style:style>
    <style:style style:name="T7" style:family="text">
      <style:text-properties fo:text-transform="lowercase" officeooo:rsid="0040b349" style:font-size-complex="2pt"/>
    </style:style>
    <style:style style:name="T8" style:family="text">
      <style:text-properties fo:text-transform="lowercase" fo:font-size="6pt" officeooo:rsid="0040b349" style:font-size-asian="6pt" style:font-size-complex="6pt"/>
    </style:style>
    <style:style style:name="T9" style:family="text">
      <style:text-properties fo:text-transform="lowercase" officeooo:rsid="0040b349" style:font-size-complex="6pt"/>
    </style:style>
    <style:style style:name="T10" style:family="text">
      <style:text-properties fo:text-transform="lowercase" fo:font-size="4pt" officeooo:rsid="0040b349" style:font-size-asian="4pt" style:font-size-complex="4pt"/>
    </style:style>
    <style:style style:name="T11" style:family="text">
      <style:text-properties fo:text-transform="lowercase" style:font-name="Radis Sans" fo:font-size="44pt" officeooo:rsid="00432822" style:font-size-asian="44pt" style:font-size-complex="44pt"/>
    </style:style>
    <style:style style:name="T12" style:family="text">
      <style:text-properties fo:text-transform="lowercase" style:font-name="Radis Sans" fo:font-size="23pt" officeooo:rsid="0044f3b2" style:font-size-asian="23pt" style:font-size-complex="23pt"/>
    </style:style>
    <style:style style:name="T13" style:family="text">
      <style:text-properties officeooo:rsid="00432822"/>
    </style:style>
    <style:style style:name="T14" style:family="text">
      <style:text-properties officeooo:rsid="001a7abf"/>
    </style:style>
    <style:style style:name="T15" style:family="text">
      <style:text-properties officeooo:rsid="0045bb93"/>
    </style:style>
    <style:style style:name="T16" style:family="text">
      <style:text-properties officeooo:rsid="001f5956"/>
    </style:style>
    <style:style style:name="T17" style:family="text">
      <style:text-properties style:font-name="Radis Sans" fo:font-size="88pt" style:font-size-asian="88pt" style:font-size-complex="88pt"/>
    </style:style>
    <style:style style:name="T18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="" draw:marker-start-width="0.3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width="0.049cm" svg:stroke-color="#000000" draw:marker-start-width="0.3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svg:stroke-width="0.049cm" svg:stroke-color="#000000" draw:marker-start="Linienspitzen_20_1" draw:marker-start-width="0.203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2" svg:width="3.601cm" svg:height="4.844cm" svg:x="2.064cm" svg:y="2.21cm">
        <draw:text-box>
          <text:p><text:span text:style-name="T17">u</text:span></text:p>
        </draw:text-box>
      </draw:frame>
      <draw:frame text:anchor-type="page" text:anchor-page-number="1" draw:z-index="1" draw:style-name="gr2" draw:text-style-name="P13" svg:width="0.237cm" svg:height="0.579cm" svg:x="2.551cm" svg:y="3.925cm">
        <draw:text-box>
          <text:p><text:span text:style-name="T18">1</text:span></text:p>
        </draw:text-box>
      </draw:frame>
      <draw:path text:anchor-type="page" text:anchor-page-number="1" draw:z-index="2" draw:style-name="gr3" draw:text-style-name="P14" svg:width="1.646cm" svg:height="1.03cm" draw:transform="rotate (0.313635666583381) translate (2.98412850362233cm 4.77520672099157cm)" svg:viewBox="0 0 1647 1031" svg:d="M41 0c-315 971 1271 1486 1606 498">
        <text:p/>
      </draw:path>
      <draw:line text:anchor-type="page" text:anchor-page-number="1" draw:z-index="3" draw:style-name="gr4" draw:text-style-name="P14" svg:x1="3.023cm" svg:y1="3.775cm" svg:x2="3.023cm" svg:y2="4.763cm">
        <text:p/>
      </draw:line>
      <draw:line text:anchor-type="page" text:anchor-page-number="1" draw:z-index="4" draw:style-name="gr5" draw:text-style-name="P14" svg:x1="4.705cm" svg:y1="3.754cm" svg:x2="4.705cm" svg:y2="4.742cm">
        <text:p/>
      </draw:line>
      <text:p text:style-name="P5">LATIN <text:span text:style-name="T3">SMALL</text:span> LETTER <text:span text:style-name="T13">U</text:span></text:p>
      <text:p text:style-name="P6">Das <text:span text:style-name="T3">kleine</text:span> <text:span text:style-name="T13">U</text:span></text:p>
      <text:p text:style-name="P1"/>
      <text:p text:style-name="P2"><text:span text:style-name="T15">unterschreiben </text:span><text:span text:style-name="T2">•</text:span><text:span text:style-name="T14"> umziehen </text:span><text:span text:style-name="T2">•</text:span><text:span text:style-name="T14"> unterschiedlich </text:span><text:span text:style-name="T2">•</text:span><text:span text:style-name="T14"> unmöglich </text:span><text:span text:style-name="T2">•</text:span><text:span text:style-name="T14"> unten</text:span></text:p>
      <text:p text:style-name="P10"><text:span text:style-name="Outline_5f_very_5f_large"><text:span text:style-name="T5">u</text:span></text:span><text:span text:style-name="Outline_5f_very_5f_large"><text:span text:style-name="T6"> </text:span></text:span><text:span text:style-name="Outline_5f_very_5f_large"><text:span text:style-name="T5">u</text:span></text:span><text:span text:style-name="Outline_5f_very_5f_large"><text:span text:style-name="T6"> </text:span></text:span><text:span text:style-name="Outline_5f_very_5f_large"><text:span text:style-name="T5">u</text:span></text:span><text:span text:style-name="Outline_5f_very_5f_large"><text:span text:style-name="T6"> </text:span></text:span><text:span text:style-name="Outline_5f_very_5f_large"><text:span text:style-name="T5">u</text:span></text:span><text:span text:style-name="Outline_5f_very_5f_large"><text:span text:style-name="T6"> </text:span></text:span><text:span text:style-name="Outline_5f_very_5f_large"><text:span text:style-name="T5">u</text:span></text:span><text:span text:style-name="Outline_5f_very_5f_large"><text:span text:style-name="T6"> </text:span></text:span><text:span text:style-name="Outline_5f_very_5f_large"><text:span text:style-name="T5">u</text:span></text:span><text:span text:style-name="Outline_5f_very_5f_large"><text:span text:style-name="T6"> </text:span></text:span><text:span text:style-name="Outline_5f_very_5f_large"><text:span text:style-name="T5">u</text:span></text:span><text:span text:style-name="Outline_5f_very_5f_large"><text:span text:style-name="T4"> </text:span></text:span></text:p>
      <text:p text:style-name="P3"><text:span text:style-name="Outline_5f_large"><text:span text:style-name="T11">u</text:span></text:span><text:span text:style-name="Outline_5f_large"><text:span text:style-name="T8"> </text:span></text:span><text:span text:style-name="Outline_5f_large"><text:span text:style-name="T11">u</text:span></text:span><text:span text:style-name="Outline_5f_large"><text:span text:style-name="T8"> </text:span></text:span><text:span text:style-name="Outline_5f_large"><text:span text:style-name="T11">u</text:span></text:span><text:span text:style-name="Outline_5f_large"><text:span text:style-name="T8"> </text:span></text:span><text:span text:style-name="Outline_5f_large"><text:span text:style-name="T11">u</text:span></text:span><text:span text:style-name="Outline_5f_large"><text:span text:style-name="T8"> </text:span></text:span><text:span text:style-name="Outline_5f_large"><text:span text:style-name="T11">u</text:span></text:span><text:span text:style-name="Outline_5f_large"><text:span text:style-name="T8"> </text:span></text:span><text:span text:style-name="Outline_5f_large"><text:span text:style-name="T11">u</text:span></text:span><text:span text:style-name="Outline_5f_large"><text:span text:style-name="T8"> </text:span></text:span><text:span text:style-name="Outline_5f_large"><text:span text:style-name="T11">u</text:span></text:span><text:span text:style-name="Outline_5f_large"><text:span text:style-name="T8"> </text:span></text:span><text:span text:style-name="Outline_5f_large"><text:span text:style-name="T11">u</text:span></text:span><text:span text:style-name="Outline_5f_large"><text:span text:style-name="T8"> </text:span></text:span><text:span text:style-name="Outline_5f_large"><text:span text:style-name="T11">u</text:span></text:span><text:span text:style-name="Outline_5f_large"><text:span text:style-name="T8"> </text:span></text:span><text:span text:style-name="Outline_5f_large"><text:span text:style-name="T11">u</text:span></text:span><text:span text:style-name="Outline_5f_large"><text:span text:style-name="T8"> </text:span></text:span><text:span text:style-name="Outline_5f_large"><text:span text:style-name="T11">u</text:span></text:span><text:span text:style-name="Outline_5f_large"><text:span text:style-name="T8"> </text:span></text:span><text:span text:style-name="Outline_5f_large"><text:span text:style-name="T11">u</text:span></text:span><text:span text:style-name="Outline_5f_large"><text:span text:style-name="T8"> </text:span></text:span><text:span text:style-name="Outline_5f_large"><text:span text:style-name="T11">u</text:span></text:span><text:span text:style-name="Outline_5f_large"><text:span text:style-name="T8"> </text:span></text:span><text:span text:style-name="Outline_5f_large"><text:span text:style-name="T11">u</text:span></text:span><text:span text:style-name="Outline_5f_large"><text:span text:style-name="T8"> </text:span></text:span><text:span text:style-name="Outline_5f_large"><text:span text:style-name="T11">u</text:span></text:span><text:span text:style-name="Outline_5f_large"><text:span text:style-name="T8"> </text:span></text:span><text:span text:style-name="Outline_5f_large"><text:span text:style-name="T11">u</text:span></text:span><text:span text:style-name="Outline_5f_large"><text:span text:style-name="T8"> </text:span></text:span><text:span text:style-name="Outline_5f_large"><text:span text:style-name="T11">u</text:span></text:span><text:span text:style-name="Outline_5f_large"><text:span text:style-name="T8"> </text:span></text:span><text:span text:style-name="Outline_5f_large"><text:span text:style-name="T11">u</text:span></text:span><text:span text:style-name="Outline_5f_large"><text:span text:style-name="T8"> </text:span></text:span><text:span text:style-name="Outline_5f_large"><text:span text:style-name="T11">u</text:span></text:span></text:p>
      <text:p text:style-name="P9"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7"> </text:span></text:span></text:p>
      <text:p text:style-name="P8"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7"> </text:span></text:span></text:p>
      <text:p text:style-name="P8"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7"> </text:span></text:span></text:p>
      <text:p text:style-name="P8"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7"> </text:span></text:span></text:p>
      <text:p text:style-name="P8"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7"> </text:span></text:span></text:p>
      <text:p text:style-name="P8"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7"> </text:span></text:span></text:p>
      <text:p text:style-name="P8"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7"> </text:span></text:span></text:p>
      <text:p text:style-name="P8"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7"> </text:span></text:span></text:p>
      <text:p text:style-name="P8"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7"> </text:span></text:span></text:p>
      <text:p text:style-name="P8"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7"> </text:span></text:span></text:p>
      <text:p text:style-name="P8"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7"> </text:span></text:span></text:p>
      <text:p text:style-name="P8"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7"> </text:span></text:span></text:p>
      <text:p text:style-name="P8"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10"> </text:span></text:span><text:span text:style-name="Outline"><text:span text:style-name="T12">u</text:span></text:span><text:span text:style-name="Outline"><text:span text:style-name="T7"> </text:span></text:span></text:p>
      <text:p text:style-name="P7"><draw:line text:anchor-type="paragraph" draw:z-index="5" draw:style-name="gr6" draw:text-style-name="P15" svg:x1="0cm" svg:y1="0.319cm" svg:x2="17cm" svg:y2="0.319cm"><text:p/></draw:line><draw:line text:anchor-type="paragraph" draw:z-index="6" draw:style-name="gr6" draw:text-style-name="P15" svg:x1="0cm" svg:y1="0.72cm" svg:x2="17cm" svg:y2="0.72cm"><text:p/></draw:line><draw:line text:anchor-type="paragraph" draw:z-index="7" draw:style-name="gr6" draw:text-style-name="P15" svg:x1="0cm" svg:y1="0.921cm" svg:x2="17cm" svg:y2="0.921cm"><text:p/></draw:line><draw:line text:anchor-type="paragraph" draw:z-index="8" draw:style-name="gr6" draw:text-style-name="P15" svg:x1="0cm" svg:y1="0.52cm" svg:x2="17cm" svg:y2="0.52cm"><text:p/></draw:line><text:span text:style-name="Outline"><text:span text:style-name="T12">u</text:span></text:span><text:span text:style-name="Zeilenanfang"><text:span text:style-name="T9"> </text:span></text:span></text:p>
      <text:p text:style-name="P7"><draw:line text:anchor-type="paragraph" draw:z-index="9" draw:style-name="gr6" draw:text-style-name="P15" svg:x1="0cm" svg:y1="0.319cm" svg:x2="17cm" svg:y2="0.319cm"><text:p/></draw:line><draw:line text:anchor-type="paragraph" draw:z-index="10" draw:style-name="gr6" draw:text-style-name="P15" svg:x1="0cm" svg:y1="0.921cm" svg:x2="17cm" svg:y2="0.921cm"><text:p/></draw:line><text:span text:style-name="Outline"><text:span text:style-name="T12">u</text:span></text:span><text:span text:style-name="Zeilenanfang"><text:span text:style-name="T9"> </text:span></text:span></text:p>
      <text:p text:style-name="P4"/>
      <text:p text:style-name="P4"/>
      <text:p text:style-name="P4"/>
      <text:p text:style-name="P4"><text:span text:style-name="T1">©</text:span> Copyright 2016 Stephan Kreutzer, <text:span text:style-name="T16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Radis Sans" svg:font-family="'Radis Sans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2:59:01.598596320</dc:date>
    <dc:creator>Stephan Kreutzer</dc:creator>
    <meta:editing-duration>PT3H3M39S</meta:editing-duration>
    <meta:editing-cycles>69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529" meta:character-count="1253" meta:non-whitespace-character-count="729"/>
  </office:meta>
</office:document-meta>
</file>